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DefBas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Base.getScrip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DefBase.createDynamicElem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DefBase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Base.setDynamicAttribute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DefBase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Base.fail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